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5000000BB06FE8B70723F58E0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2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7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textarea-horizontal-align="justify" draw:textarea-vertical-align="middle" draw:auto-grow-height="false" fo:min-height="1.35cm" fo:min-width="1.7cm"/>
    </style:style>
    <style:style style:name="gr75" style:family="graphic" style:parent-style-name="standard">
      <style:graphic-properties draw:textarea-horizontal-align="justify" draw:textarea-vertical-align="middle" draw:auto-grow-height="false" fo:min-height="2.75cm" fo:min-width="0.1cm"/>
    </style:style>
    <style:style style:name="gr7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8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7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.106cm" fo:line-height="100%" fo:text-align="end" fo:text-indent="0cm" style:punctuation-wrap="simple" style:writing-mode="lr-tb"/>
      <style:text-properties fo:font-size="24pt" fo:hyphenate="false"/>
    </style:style>
    <style:style style:name="P22" style:family="paragraph">
      <loext:graphic-properties draw:fill="none"/>
      <style:paragraph-properties fo:margin-left="0cm" fo:margin-right="0cm" fo:margin-top="0cm" fo:margin-bottom="0.106cm" fo:line-height="100%" fo:text-align="end" fo:text-indent="0cm" style:punctuation-wrap="simple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2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3" draw:text-style-name="P19" draw:layer="layout" svg:x1="20.4cm" svg:y1="2cm" svg:x2="19.399cm" svg:y2="2cm">
          <text:p/>
        </draw:line>
        <draw:line draw:style-name="gr53" draw:text-style-name="P19" draw:layer="layout" svg:x1="20.4cm" svg:y1="6.2cm" svg:x2="20.4cm" svg:y2="2cm">
          <text:p/>
        </draw:line>
        <draw:line draw:style-name="gr53" draw:text-style-name="P19" draw:layer="layout" svg:x1="20.4cm" svg:y1="6.2cm" svg:x2="13.6cm" svg:y2="6.2cm">
          <text:p/>
        </draw:line>
        <draw:line draw:style-name="gr53" draw:text-style-name="P19" draw:layer="layout" svg:x1="13.6cm" svg:y1="10.6cm" svg:x2="13.6cm" svg:y2="6.2cm">
          <text:p/>
        </draw:line>
        <draw:line draw:style-name="gr53" draw:text-style-name="P19" draw:layer="layout" svg:x1="13.6cm" svg:y1="10.6cm" svg:x2="14.6cm" svg:y2="10.6cm">
          <text:p/>
        </draw:line>
        <draw:line draw:style-name="gr53" draw:text-style-name="P19" draw:layer="layout" svg:x1="13.2cm" svg:y1="11cm" svg:x2="14.6cm" svg:y2="11cm">
          <text:p/>
        </draw:line>
        <draw:line draw:style-name="gr53" draw:text-style-name="P19" draw:layer="layout" svg:x1="13.2cm" svg:y1="11cm" svg:x2="13.2cm" svg:y2="7cm">
          <text:p/>
        </draw:line>
        <draw:line draw:style-name="gr53" draw:text-style-name="P19" draw:layer="layout" svg:x1="20cm" svg:y1="7cm" svg:x2="13.2cm" svg:y2="7cm">
          <text:p/>
        </draw:line>
        <draw:line draw:style-name="gr53" draw:text-style-name="P19" draw:layer="layout" svg:x1="20cm" svg:y1="7cm" svg:x2="20cm" svg:y2="2.4cm">
          <text:p/>
        </draw:line>
        <draw:line draw:style-name="gr53" draw:text-style-name="P19" draw:layer="layout" svg:x1="19.399cm" svg:y1="2.4cm" svg:x2="20cm" svg:y2="2.4cm">
          <text:p/>
        </draw:line>
        <draw:line draw:style-name="gr53" draw:text-style-name="P19" draw:layer="layout" svg:x1="14.2cm" svg:y1="4.6cm" svg:x2="12.4cm" svg:y2="4.6cm">
          <text:p/>
        </draw:line>
        <draw:line draw:style-name="gr53" draw:text-style-name="P19" draw:layer="layout" svg:x1="12.4cm" svg:y1="2.8cm" svg:x2="12.4cm" svg:y2="12.6cm">
          <text:p/>
        </draw:line>
        <draw:line draw:style-name="gr53" draw:text-style-name="P19" draw:layer="layout" svg:x1="14.6cm" svg:y1="12.6cm" svg:x2="12.4cm" svg:y2="12.6cm">
          <text:p/>
        </draw:line>
        <draw:line draw:style-name="gr53" draw:text-style-name="P19" draw:layer="layout" svg:x1="14.2cm" svg:y1="2.8cm" svg:x2="12.4cm" svg:y2="2.8cm">
          <text:p/>
        </draw:line>
        <draw:line draw:style-name="gr53" draw:text-style-name="P19" draw:layer="layout" svg:x1="21.4cm" svg:y1="4.6cm" svg:x2="19.4cm" svg:y2="4.6cm">
          <text:p/>
        </draw:line>
        <draw:line draw:style-name="gr53" draw:text-style-name="P19" draw:layer="layout" svg:x1="21.4cm" svg:y1="4.6cm" svg:x2="21.4cm" svg:y2="12cm">
          <text:p/>
        </draw:line>
        <draw:line draw:style-name="gr53" draw:text-style-name="P19" draw:layer="layout" svg:x1="19.4cm" svg:y1="12cm" svg:x2="21.4cm" svg:y2="12cm">
          <text:p/>
        </draw:line>
        <draw:line draw:style-name="gr53" draw:text-style-name="P19" draw:layer="layout" svg:x1="19.6cm" svg:y1="4.2cm" svg:x2="19.6cm" svg:y2="4.6cm">
          <text:p/>
        </draw:line>
        <draw:line draw:style-name="gr53" draw:text-style-name="P19" draw:layer="layout" svg:x1="19.6cm" svg:y1="4.2cm" svg:x2="19.4cm" svg:y2="4.2cm">
          <text:p/>
        </draw:line>
        <draw:line draw:style-name="gr53" draw:text-style-name="P19" draw:layer="layout" svg:x1="11.8cm" svg:y1="10.2cm" svg:x2="14.6cm" svg:y2="10.2cm">
          <text:p/>
        </draw:line>
        <draw:line draw:style-name="gr53" draw:text-style-name="P19" draw:layer="layout" svg:x1="11.8cm" svg:y1="10.2cm" svg:x2="11.8cm" svg:y2="2cm">
          <text:p/>
        </draw:line>
        <draw:line draw:style-name="gr53" draw:text-style-name="P19" draw:layer="layout" svg:x1="14.2cm" svg:y1="2cm" svg:x2="11.8cm" svg:y2="2cm">
          <text:p/>
        </draw:line>
        <draw:frame draw:style-name="gr9" draw:text-style-name="P8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5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6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7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5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8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9" draw:text-style-name="P19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5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0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1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2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3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4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9" draw:text-style-name="P8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2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5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2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6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7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8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1" draw:style-name="gr69" draw:text-style-name="P6" draw:layer="layout" svg:width="0.456cm" svg:height="0.382cm" draw:transform="rotate (0.0155334303427495) translate (23.32cm 8.026cm)">
          <text:p text:style-name="P5"><text:span text:style-name="T1">V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2" draw:style-name="gr70" draw:text-style-name="P6" draw:layer="layout" svg:width="0.638cm" svg:height="0.381cm" draw:transform="rotate (0.0155334303427495) translate (20.533cm 8.026cm)">
          <text:p text:style-name="P5"><text:span text:style-name="T1">V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1">
          <draw:custom-shape draw:name="Rounded Rectangle 10_1" draw:style-name="gr71" draw:text-style-name="P13" draw:layer="layout" svg:width="1.799cm" svg:height="6.8cm" svg:x="5.901cm" svg:y="4.4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6.501cm" svg:y="4.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1" draw:style-name="gr4" draw:text-style-name="P3" draw:layer="layout" svg:width="0.399cm" svg:height="0.399cm" svg:x="6.601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6.6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name="Picture 2_23" draw:style-name="gr1" draw:text-style-name="P1" draw:layer="layout" svg:width="15.429cm" svg:height="10.2cm" svg:x="3.226cm" svg:y="2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4" draw:style-name="gr12" draw:text-style-name="P2" draw:layer="layout" svg:width="5.028cm" svg:height="6cm" svg:x="13.824cm" svg:y="3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7" draw:style-name="gr12" draw:text-style-name="P2" draw:layer="layout" svg:width="5.028cm" svg:height="6cm" svg:x="3.03cm" svg:y="3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72" draw:text-style-name="P12" draw:layer="layout" svg:width="6.196cm" svg:height="1.765cm" svg:x="7.627cm" svg:y="11.101cm"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4" draw:style-name="gr3" draw:text-style-name="P1" draw:layer="layout" svg:x1="13.451cm" svg:y1="8.241cm" svg:x2="15.2cm" svg:y2="8.241cm">
          <text:p/>
        </draw:line>
        <draw:line draw:name="Straight Connector 15_5" draw:style-name="gr3" draw:text-style-name="P1" draw:layer="layout" svg:x1="15.2cm" svg:y1="12cm" svg:x2="15.2cm" svg:y2="6.4cm">
          <text:p/>
        </draw:line>
        <draw:custom-shape draw:name="Oval 21_4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4" draw:style-name="gr3" draw:text-style-name="P1" draw:layer="layout" svg:x1="8.291cm" svg:y1="8.78cm" svg:x2="7.091cm" svg:y2="8.78cm">
          <text:p/>
        </draw:line>
        <draw:line draw:name="Straight Connector 26_19" draw:style-name="gr3" draw:text-style-name="P1" draw:layer="layout" svg:x1="7.091cm" svg:y1="8.78cm" svg:x2="7.091cm" svg:y2="13.841cm">
          <text:p/>
        </draw:line>
        <draw:line draw:name="Straight Connector 28_29" draw:style-name="gr3" draw:text-style-name="P1" draw:layer="layout" svg:x1="7.091cm" svg:y1="13.841cm" svg:x2="25.053cm" svg:y2="13.841cm">
          <text:p/>
        </draw:line>
        <draw:custom-shape draw:name="Oval 32_4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9" draw:style-name="gr3" draw:text-style-name="P1" draw:layer="layout" svg:x1="6.251cm" svg:y1="7.165cm" svg:x2="8.275cm" svg:y2="7.165cm">
          <text:p/>
        </draw:line>
        <draw:line draw:name="Straight Connector 53_13" draw:style-name="gr3" draw:text-style-name="P1" draw:layer="layout" svg:x1="6.251cm" svg:y1="7.165cm" svg:x2="6.251cm" svg:y2="13.041cm">
          <text:p/>
        </draw:line>
        <draw:custom-shape draw:name="Oval 56_4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6" draw:style-name="gr3" draw:text-style-name="P1" draw:layer="layout" svg:x1="8.275cm" svg:y1="6.074cm" svg:x2="7.375cm" svg:y2="6.074cm">
          <text:p/>
        </draw:line>
        <draw:line draw:name="Straight Connector 52_2" draw:style-name="gr3" draw:text-style-name="P1" draw:layer="layout" svg:x1="7.375cm" svg:y1="5.073cm" svg:x2="7.375cm" svg:y2="6.074cm">
          <text:p/>
        </draw:line>
        <draw:custom-shape draw:name="Oval 54_3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3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2" draw:style-name="gr3" draw:text-style-name="P1" draw:layer="layout" svg:x1="8.275cm" svg:y1="5.099cm" svg:x2="7.375cm" svg:y2="5.099cm">
          <text:p/>
        </draw:line>
        <draw:line draw:name="Straight Connector 66_2" draw:style-name="gr3" draw:text-style-name="P1" draw:layer="layout" svg:x1="6.204cm" svg:y1="13.016cm" svg:x2="24.264cm" svg:y2="12.919cm">
          <text:p/>
        </draw:line>
        <draw:g>
          <draw:frame draw:style-name="gr73" draw:text-style-name="P20" draw:layer="layout" svg:width="3.095cm" svg:height="4.947cm" svg:x="19.505cm" svg:y="4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0.8cm" svg:y="8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19.248cm" svg:y="4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" draw:style-name="gr3" draw:text-style-name="P1" draw:layer="layout" svg:x1="19.848cm" svg:y1="6.4cm" svg:x2="15.2cm" svg:y2="6.4cm">
          <text:p/>
        </draw:line>
        <draw:line draw:name="Straight Connector 13_5" draw:style-name="gr3" draw:text-style-name="P1" draw:layer="layout" svg:x1="13.4cm" svg:y1="8.8cm" svg:x2="17.8cm" svg:y2="8.8cm">
          <text:p/>
        </draw:line>
        <draw:line draw:name="Straight Connector 13_6" draw:style-name="gr3" draw:text-style-name="P1" draw:layer="layout" svg:x1="17.8cm" svg:y1="7.6cm" svg:x2="17.8cm" svg:y2="8.8cm">
          <text:p/>
        </draw:line>
        <draw:line draw:name="Straight Connector 13_7" draw:style-name="gr3" draw:text-style-name="P1" draw:layer="layout" svg:x1="17.8cm" svg:y1="7.6cm" svg:x2="19.848cm" svg:y2="7.6cm">
          <text:p/>
        </draw:line>
        <draw:custom-shape draw:name="Oval 21_5" draw:style-name="gr4" draw:text-style-name="P3" draw:layer="layout" svg:width="0.399cm" svg:height="0.399cm" svg:x="13.223cm" svg:y="8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4.324cm" svg:y="8.72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0" draw:style-name="gr3" draw:text-style-name="P1" draw:layer="layout" svg:x1="4.8cm" svg:y1="7.6cm" svg:x2="8.2cm" svg:y2="7.6cm">
          <text:p/>
        </draw:line>
        <draw:line draw:name="Straight Connector 37_11" draw:style-name="gr3" draw:text-style-name="P1" draw:layer="layout" svg:x1="4.8cm" svg:y1="7.6cm" svg:x2="4.8cm" svg:y2="8.819cm">
          <text:p/>
        </draw:line>
        <draw:line draw:name="Straight Connector 37_12" draw:style-name="gr3" draw:text-style-name="P1" draw:layer="layout" svg:x1="4.8cm" svg:y1="12cm" svg:x2="4.8cm" svg:y2="9.82cm">
          <text:p/>
        </draw:line>
        <draw:line draw:name="Straight Connector 37_13" draw:style-name="gr3" draw:text-style-name="P1" draw:layer="layout" svg:x1="4.8cm" svg:y1="12cm" svg:x2="15.2cm" svg:y2="12cm">
          <text:p/>
        </draw:line>
        <draw:custom-shape draw:name="Oval 21_6" draw:style-name="gr4" draw:text-style-name="P3" draw:layer="layout" svg:width="0.399cm" svg:height="0.399cm" svg:x="15.0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g draw:name="Group 17_10">
          <draw:frame draw:name="Picture 2_22" draw:style-name="gr1" draw:text-style-name="P1" draw:layer="layout" svg:width="7.2cm" svg:height="8.6cm" svg:x="6.4cm" svg:y="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0" draw:style-name="gr64" draw:text-style-name="P2" draw:layer="layout" svg:width="0.486cm" svg:height="0.662cm" svg:x="10.326cm" svg:y="10.5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9_115" draw:style-name="gr3" draw:text-style-name="P1" draw:layer="layout" svg:x1="6.4cm" svg:y1="10.1cm" svg:x2="6.4cm" svg:y2="13.2cm">
          <text:p/>
        </draw:line>
        <draw:line draw:name="Straight Connector 28_19" draw:style-name="gr3" draw:text-style-name="P1" draw:layer="layout" svg:x1="3.783cm" svg:y1="8.049cm" svg:x2="3.783cm" svg:y2="2.6cm">
          <text:p/>
        </draw:line>
        <draw:line draw:name="Straight Connector 38_10" draw:style-name="gr3" draw:text-style-name="P1" draw:layer="layout" svg:x1="3.784cm" svg:y1="8.249cm" svg:x2="3.8cm" svg:y2="13.2cm">
          <text:p/>
        </draw:line>
        <draw:line draw:name="Straight Connector 28_20" draw:style-name="gr3" draw:text-style-name="P1" draw:layer="layout" svg:x1="6.4cm" svg:y1="2.6cm" svg:x2="3.783cm" svg:y2="2.6cm">
          <text:p/>
        </draw:line>
        <draw:line draw:name="Straight Connector 28_21" draw:style-name="gr3" draw:text-style-name="P1" draw:layer="layout" svg:x1="6.4cm" svg:y1="2.6cm" svg:x2="6.4cm" svg:y2="10.1cm">
          <text:p/>
        </draw:line>
        <draw:line draw:name="Straight Connector 59_150" draw:style-name="gr3" draw:text-style-name="P1" draw:layer="layout" svg:x1="6.4cm" svg:y1="9.7cm" svg:x2="7.4cm" svg:y2="9.7cm">
          <text:p/>
        </draw:line>
        <draw:custom-shape draw:name="TextBox 58_14" draw:style-name="gr76" draw:text-style-name="P6" draw:layer="layout" svg:width="1.468cm" svg:height="0.762cm" draw:transform="rotate (0.0155334303427495) translate (6.807cm 5.6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2">
          <draw:custom-shape draw:name="Rounded Rectangle 10_2" draw:style-name="gr77" draw:text-style-name="P13" draw:layer="layout" svg:width="1.799cm" svg:height="6.8cm" svg:x="2.901cm" svg:y="4.7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3.501cm" svg:y="4.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3" draw:style-name="gr4" draw:text-style-name="P3" draw:layer="layout" svg:width="0.399cm" svg:height="0.399cm" svg:x="3.601cm" svg:y="1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3.601cm" svg:y="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0" draw:style-name="gr78" draw:text-style-name="P2" draw:layer="layout" svg:width="0.4cm" svg:height="0.8cm" svg:x="6.2cm" svg:y="11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1" draw:style-name="gr78" draw:text-style-name="P2" draw:layer="layout" svg:width="0.4cm" svg:height="0.8cm" svg:x="6.2cm" svg:y="5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3" draw:style-name="gr79" draw:text-style-name="P22" draw:layer="layout" svg:width="1.468cm" svg:height="0.762cm" draw:transform="rotate (0.0155334303427495) translate (4.6cm 11.414cm)">
          <text:p text:style-name="P21"><text:span text:style-name="T1">R2</text:span><text:span text:style-name="T1"><text:line-break/></text:span><text:span text:style-name="T1">10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4" draw:style-name="gr3" draw:text-style-name="P1" draw:layer="layout" svg:x1="19cm" svg:y1="9.9cm" svg:x2="19cm" svg:y2="13cm">
          <text:p/>
        </draw:line>
        <draw:line draw:name="Straight Connector 28_22" draw:style-name="gr3" draw:text-style-name="P1" draw:layer="layout" svg:x1="16.383cm" svg:y1="7.849cm" svg:x2="16.383cm" svg:y2="2.4cm">
          <text:p/>
        </draw:line>
        <draw:line draw:name="Straight Connector 38_11" draw:style-name="gr3" draw:text-style-name="P1" draw:layer="layout" svg:x1="16.384cm" svg:y1="8.049cm" svg:x2="16.4cm" svg:y2="13cm">
          <text:p/>
        </draw:line>
        <draw:line draw:name="Straight Connector 28_23" draw:style-name="gr3" draw:text-style-name="P1" draw:layer="layout" svg:x1="19cm" svg:y1="2.4cm" svg:x2="16.383cm" svg:y2="2.4cm">
          <text:p/>
        </draw:line>
        <draw:line draw:name="Straight Connector 28_24" draw:style-name="gr3" draw:text-style-name="P1" draw:layer="layout" svg:x1="19cm" svg:y1="2.4cm" svg:x2="19cm" svg:y2="9.9cm">
          <text:p/>
        </draw:line>
        <draw:line draw:name="Straight Connector 59_116" draw:style-name="gr3" draw:text-style-name="P1" draw:layer="layout" svg:x1="16.384cm" svg:y1="13cm" svg:x2="19cm" svg:y2="13cm">
          <text:p/>
        </draw:line>
        <draw:line draw:name="Straight Connector 59_117" draw:style-name="gr3" draw:text-style-name="P1" draw:layer="layout" svg:x1="19cm" svg:y1="9.5cm" svg:x2="20cm" svg:y2="9.5cm">
          <text:p/>
        </draw:line>
        <draw:custom-shape draw:name="TextBox 58_15" draw:style-name="gr80" draw:text-style-name="P6" draw:layer="layout" svg:width="1.468cm" svg:height="0.762cm" draw:transform="rotate (0.0155334303427495) translate (19.407cm 5.4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3">
          <draw:custom-shape draw:name="Rounded Rectangle 10_3" draw:style-name="gr81" draw:text-style-name="P13" draw:layer="layout" svg:width="1.799cm" svg:height="6.8cm" svg:x="15.501cm" svg:y="4.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16.101cm" svg:y="4.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5" draw:style-name="gr4" draw:text-style-name="P3" draw:layer="layout" svg:width="0.399cm" svg:height="0.399cm" svg:x="16.201cm" svg:y="11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6" draw:style-name="gr4" draw:text-style-name="P3" draw:layer="layout" svg:width="0.399cm" svg:height="0.399cm" svg:x="16.201cm" svg:y="3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2" draw:style-name="gr78" draw:text-style-name="P2" draw:layer="layout" svg:width="0.4cm" svg:height="0.8cm" svg:x="18.8cm" svg:y="11.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3" draw:style-name="gr78" draw:text-style-name="P2" draw:layer="layout" svg:width="0.4cm" svg:height="0.8cm" svg:x="18.8cm" svg:y="5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6" draw:style-name="gr82" draw:text-style-name="P22" draw:layer="layout" svg:width="1.214cm" svg:height="0.762cm" draw:transform="rotate (0.0155334303427495) translate (17.327cm 11.215cm)">
          <text:p text:style-name="P21"><text:span text:style-name="T1">R2</text:span><text:span text:style-name="T1"><text:line-break/></text:span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5.265cm" svg:height="6.8cm" svg:x="20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custom-shape draw:style-name="gr83" draw:text-style-name="P20" draw:layer="layout" svg:width="3cm" svg:height="0.8cm" svg:x="8.4cm" svg:y="13cm">
          <text:p/>
          <draw:enhanced-geometry svg:viewBox="0 0 21600 21600" draw:type="rectangle" draw:enhanced-path="M 0 0 L 21600 0 21600 21600 0 21600 0 0 Z N"/>
        </draw:custom-shape>
        <draw:line draw:name="Straight Connector 59_133" draw:style-name="gr3" draw:text-style-name="P1" draw:layer="layout" svg:x1="3.784cm" svg:y1="13.2cm" svg:x2="13cm" svg:y2="13.2cm">
          <text:p/>
        </draw:line>
        <draw:line draw:name="Straight Connector 59_118" draw:style-name="gr3" draw:text-style-name="P1" draw:layer="layout" svg:x1="13cm" svg:y1="12cm" svg:x2="13cm" svg:y2="13.2cm">
          <text:p/>
        </draw:line>
        <draw:line draw:name="Straight Connector 59_119" draw:style-name="gr3" draw:text-style-name="P1" draw:layer="layout" svg:x1="13cm" svg:y1="12cm" svg:x2="12.6cm" svg:y2="12cm">
          <text:p/>
        </draw:line>
        <draw:line draw:name="Straight Connector 59_120" draw:style-name="gr3" draw:text-style-name="P1" draw:layer="layout" svg:x1="13cm" svg:y1="12.4cm" svg:x2="12.4cm" svg:y2="12.4cm">
          <text:p/>
        </draw:line>
        <draw:custom-shape draw:name="Oval 113_7" draw:style-name="gr4" draw:text-style-name="P3" draw:layer="layout" svg:width="0.399cm" svg:height="0.399cm" svg:x="6.2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8" draw:style-name="gr4" draw:text-style-name="P3" draw:layer="layout" svg:width="0.399cm" svg:height="0.399cm" svg:x="12.801cm" svg:y="12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9" draw:style-name="gr4" draw:text-style-name="P3" draw:layer="layout" svg:width="0.399cm" svg:height="0.399cm" svg:x="6.201cm" svg:y="9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5" draw:style-name="gr3" draw:text-style-name="P1" draw:layer="layout" svg:x1="5.4cm" svg:y1="2.6cm" svg:x2="5.4cm" svg:y2="10.1cm">
          <text:p/>
        </draw:line>
        <draw:line draw:name="Straight Connector 28_26" draw:style-name="gr3" draw:text-style-name="P1" draw:layer="layout" svg:x1="7.4cm" svg:y1="10.1cm" svg:x2="5.4cm" svg:y2="10.1cm">
          <text:p/>
        </draw:line>
        <draw:line draw:name="Straight Connector 28_27" draw:style-name="gr3" draw:text-style-name="P1" draw:layer="layout" svg:x1="6.8cm" svg:y1="10.1cm" svg:x2="6.8cm" svg:y2="12.4cm">
          <text:p/>
        </draw:line>
        <draw:line draw:name="Straight Connector 28_28" draw:style-name="gr3" draw:text-style-name="P1" draw:layer="layout" svg:x1="7.4cm" svg:y1="12.4cm" svg:x2="6.8cm" svg:y2="12.4cm">
          <text:p/>
        </draw:line>
        <draw:custom-shape draw:name="Oval 113_10" draw:style-name="gr4" draw:text-style-name="P3" draw:layer="layout" svg:width="0.399cm" svg:height="0.399cm" svg:x="5.201cm" svg:y="2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1" draw:style-name="gr4" draw:text-style-name="P3" draw:layer="layout" svg:width="0.399cm" svg:height="0.399cm" svg:x="6.6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2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6-29T21:21:44.271000000</dc:date>
    <meta:editing-duration>P11DT19H31M35S</meta:editing-duration>
    <meta:editing-cycles>52</meta:editing-cycles>
    <meta:generator>LibreOffice/6.4.0.3$Windows_X86_64 LibreOffice_project/b0a288ab3d2d4774cb44b62f04d5d28733ac6df8</meta:generator>
    <meta:document-statistic meta:object-count="1251"/>
  </office:meta>
</office:document-meta>
</file>